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48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3.175cm"/>
    </style:style>
    <style:style style:name="Table1.1" style:family="table-row">
      <style:table-row-properties style:row-height="0.499cm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DecompteFactureMaladiePerseus" style:family="table">
      <style:table-properties style:width="17.33cm" table:align="left" table:border-model="separating"/>
    </style:style>
    <style:style style:name="tableauDecompteFactureMaladiePerseus.A" style:family="table-column">
      <style:table-column-properties style:column-width="9.499cm"/>
    </style:style>
    <style:style style:name="tableauDecompteFactureMaladiePerseus.B" style:family="table-column">
      <style:table-column-properties style:column-width="2.54cm"/>
    </style:style>
    <style:style style:name="tableauDecompteFactureMaladiePerseus.C" style:family="table-column">
      <style:table-column-properties style:column-width="2.487cm"/>
    </style:style>
    <style:style style:name="tableauDecompteFactureMaladiePerseus.D" style:family="table-column">
      <style:table-column-properties style:column-width="2.805cm"/>
    </style:style>
    <style:style style:name="tableauDecompteFactureMaladiePerseus.1" style:family="table-row">
      <style:table-row-properties style:min-row-height="0.499cm"/>
    </style:style>
    <style:style style:name="tableauDecompteFactureMaladiePerseus.A1" style:family="table-cell">
      <style:table-cell-properties fo:padding="0cm" fo:border-left="none" fo:border-right="none" fo:border-top="0.018cm solid #000000" fo:border-bottom="none"/>
    </style:style>
    <style:style style:name="tableauDecompteFactureMaladiePerseus.A2" style:family="table-cell">
      <style:table-cell-properties fo:padding="0cm" fo:border="none"/>
    </style:style>
    <style:style style:name="tableauDecompteFactureMaladiePerseus.B2" style:family="table-cell">
      <style:table-cell-properties fo:background-color="transparent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leauDecompteFactureMaladiePerseus.D2" style:family="table-cell">
      <style:table-cell-properties fo:background-color="transparent" fo:padding="0.049cm" fo:border="0.018cm solid #000000">
        <style:background-image/>
      </style:table-cell-properties>
    </style:style>
    <style:style style:name="tableauDecompteFactureMaladiePerseus.3" style:family="table-row">
      <style:table-row-properties style:row-height="0.4cm" style:keep-together="false" fo:keep-together="always"/>
    </style:style>
    <style:style style:name="tableauDecompteFactureMaladiePerseus.A3" style:family="table-cell">
      <style:table-cell-properties style:vertical-align="middle" fo:padding="0cm" fo:border="none"/>
    </style:style>
    <style:style style:name="tableauDecompteFactureMaladiePerseus.B3" style:family="table-cell">
      <style:table-cell-properties style:vertical-align="middle" fo:padding="0.049cm" fo:border-left="0.018cm solid #000000" fo:border-right="none" fo:border-top="none" fo:border-bottom="none"/>
    </style:style>
    <style:style style:name="tableauDecompteFactureMaladiePerseus.D3" style:family="table-cell">
      <style:table-cell-properties style:vertical-align="middle" fo:padding="0.049cm" fo:border-left="0.018cm solid #000000" fo:border-right="0.018cm solid #000000" fo:border-top="none" fo:border-bottom="none"/>
    </style:style>
    <style:style style:name="tableauDecompteFactureMaladiePerseus.A9" style:family="table-cell">
      <style:table-cell-properties style:vertical-align="bottom" fo:padding="0cm" fo:border="none"/>
    </style:style>
    <style:style style:name="tableauDecompteFactureMaladiePerseus.B9" style:family="table-cell">
      <style:table-cell-properties style:vertical-align="bottom" fo:padding="0.049cm" fo:border-left="0.018cm solid #000000" fo:border-right="none" fo:border-top="none" fo:border-bottom="none"/>
    </style:style>
    <style:style style:name="tableauDecompteFactureMaladiePerseus.D9" style:family="table-cell">
      <style:table-cell-properties style:vertical-align="bottom" fo:padding="0.049cm" fo:border-left="0.018cm solid #000000" fo:border-right="0.018cm solid #000000" fo:border-top="none" fo:border-bottom="none"/>
    </style:style>
    <style:style style:name="tableauDecompteFactureMaladiePerseus.A10" style:family="table-cell">
      <style:table-cell-properties style:vertical-align="bottom" fo:padding="0cm" fo:border-left="none" fo:border-right="none" fo:border-top="none" fo:border-bottom="0.018cm solid #000000"/>
    </style:style>
    <style:style style:name="tableauDecompteFactureMaladiePerseus.B10" style:family="table-cell">
      <style:table-cell-properties style:vertical-align="bottom" fo:padding="0cm" fo:border-left="0.018cm solid #000000" fo:border-right="none" fo:border-top="none" fo:border-bottom="0.018cm solid #000000"/>
    </style:style>
    <style:style style:name="tableauDecompteFactureMaladiePerseus.D10" style:family="table-cell">
      <style:table-cell-properties style:vertical-align="bottom" fo:padding="0cm" fo:border-left="0.018cm solid #000000" fo:border-right="0.018cm solid #000000" fo:border-top="none" fo:border-bottom="0.018cm solid #000000"/>
    </style:style>
    <style:style style:name="tableauDecompteFactureMaladiePerseus.A11" style:family="table-cell">
      <style:table-cell-properties fo:padding="0cm" fo:border-left="none" fo:border-right="none" fo:border-top="0.035cm solid #000000" fo:border-bottom="none"/>
    </style:style>
    <style:style style:name="tableauDecompteFactureMaladiePerseus.B11" style:family="table-cell">
      <style:table-cell-properties fo:padding="0cm" fo:border-left="0.018cm solid #000000" fo:border-right="none" fo:border-top="0.035cm solid #000000" fo:border-bottom="none"/>
    </style:style>
    <style:style style:name="tableauDecompteFactureMaladiePerseus.D11" style:family="table-cell">
      <style:table-cell-properties fo:padding="0cm" fo:border-left="0.018cm solid #000000" fo:border-right="0.018cm solid #000000" fo:border-top="0.035cm solid #000000" fo:border-bottom="none"/>
    </style:style>
    <style:style style:name="tableauDecompteFactureMaladiePerseus.B12" style:family="table-cell">
      <style:table-cell-properties fo:padding="0.049cm" fo:border-left="0.018cm solid #000000" fo:border-right="none" fo:border-top="none" fo:border-bottom="none"/>
    </style:style>
    <style:style style:name="tableauDecompteFactureMaladiePerseus.D12" style:family="table-cell">
      <style:table-cell-properties fo:padding="0.049cm" fo:border-left="0.018cm solid #000000" fo:border-right="0.018cm solid #000000" fo:border-top="none" fo:border-bottom="none"/>
    </style:style>
    <style:style style:name="tableauDecompteFactureMaladiePerseus.A15" style:family="table-cell">
      <style:table-cell-properties fo:padding="0cm" fo:border-left="none" fo:border-right="none" fo:border-top="none" fo:border-bottom="0.018cm solid #000000"/>
    </style:style>
    <style:style style:name="tableauDecompteFactureMaladiePerseus.B15" style:family="table-cell">
      <style:table-cell-properties fo:padding="0cm" fo:border-left="0.018cm solid #000000" fo:border-right="none" fo:border-top="none" fo:border-bottom="0.018cm solid #000000"/>
    </style:style>
    <style:style style:name="tableauDecompteFactureMaladiePerseus.D15" style:family="table-cell">
      <style:table-cell-properties fo:padding="0cm" fo:border-left="0.018cm solid #000000" fo:border-right="0.018cm solid #000000" fo:border-top="none" fo:border-bottom="0.018cm solid #000000"/>
    </style:style>
    <style:style style:name="P1" style:family="paragraph" style:parent-style-name="Footer">
      <style:paragraph-properties fo:padding="0cm" fo:border-left="none" fo:border-right="none" fo:border-top="0.018cm solid #000000" fo:border-bottom="none" style:shadow="non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8" style:family="paragraph" style:parent-style-name="Standard"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14" style:family="paragraph" style:parent-style-name="Standard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style:font-name-asian="Arial1" style:font-size-asian="9pt" style:font-name-complex="Arial1" style:font-size-complex="9pt"/>
    </style:style>
    <style:style style:name="P17" style:family="paragraph" style:parent-style-name="Table_20_Contents"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20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24" style:family="paragraph" style:parent-style-name="Table_20_Contents">
      <style:text-properties fo:color="#000000" style:font-name="Arial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6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style:font-name-asian="Arial1" style:font-size-asian="10pt" style:font-name-complex="Arial1" style:font-size-complex="10pt"/>
    </style:style>
    <style:style style:name="P27" style:family="paragraph" style:parent-style-name="Standard" style:master-page-name="">
      <style:paragraph-properties fo:text-align="justify" style:justify-single-word="false" style:page-number="auto" fo:break-before="auto" fo:break-after="auto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text-align="justify" style:justify-single-word="false" style:page-number="auto" fo:break-before="pag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style:font-name="Arial" style:font-name-asian="Courier New" style:font-name-complex="Courier New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enTetePCF#%</text:p>
      <text:p text:style-name="P6">%#include decisionNonValide#%</text:p>
      <text:p text:style-name="P6"/>
      <text:p text:style-name="P5"/>
      <text:p text:style-name="P13">%=TitreDocument=%</text:p>
      <text:p text:style-name="P7"/>
      <text:p text:style-name="P7"/>
      <text:p text:style-name="P7"/>
      <text:p text:style-name="P7"/>
      <text:p text:style-name="P12">%=Requerant=%</text:p>
      <text:p text:style-name="P5"/>
      <text:p text:style-name="P10">%=DateDecision=%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%=TexteAnnee=%</text:p>
          </table:table-cell>
          <table:table-cell table:style-name="Table1.B1" office:value-type="string">
            <text:p text:style-name="P16">%=TexteNumDecision=%</text:p>
          </table:table-cell>
        </table:table-row>
        <table:table-row table:style-name="Table1.1">
          <table:table-cell table:style-name="Table1.A2" office:value-type="string">
            <text:p text:style-name="P16">%=Annee=%</text:p>
          </table:table-cell>
          <table:table-cell table:style-name="Table1.B2" office:value-type="string">
            <text:p text:style-name="P16">%=NumDecision=%</text:p>
          </table:table-cell>
        </table:table-row>
      </table:table>
      <text:p text:style-name="P5"/>
      <text:p text:style-name="P5"/>
      <text:p text:style-name="P10">%=TitreTiers=%</text:p>
      <text:p text:style-name="P5"/>
      <text:p text:style-name="P10">%=Paragraphe1=%</text:p>
      <text:p text:style-name="P5"/>
      <text:p text:style-name="P10">%=Paragraphe2=%</text:p>
      <text:p text:style-name="P5"/>
      <text:p text:style-name="P26"><text:span text:style-name="T1">%=</text:span><text:span text:style-name="T2">TitreRemarque=</text:span><text:span text:style-name="T1">%</text:span></text:p>
      <text:p text:style-name="P11">%=RemarqueDebut=% <text:span text:style-name="T3">%=RemarqueSouligne=%</text:span><text:span text:style-name="T4"> </text:span>%=RemarqueFin=%</text:p>
      <text:p text:style-name="P5"/>
      <text:p text:style-name="P10">%=Salutations=%</text:p>
      <text:p text:style-name="P5"/>
      <text:p text:style-name="P2">%#include signatureStandard#%</text:p>
      <text:p text:style-name="P3"/>
      <text:p text:style-name="P3"/>
      <text:p text:style-name="P15">%=pushToEnd()=%</text:p>
      <text:p text:style-name="P4">%=TitreReclamation=%</text:p>
      <text:p text:style-name="P3">%=TexteReclamation=%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3">%=Copie=%</text:p>
          </table:table-cell>
          <table:table-cell table:style-name="Tableau1.A1" office:value-type="string">
            <text:p text:style-name="P23">%=TexteCopie=%</text:p>
          </table:table-cell>
        </table:table-row>
      </table:table>
      <text:p text:style-name="P8"/>
      <text:p text:style-name="P27"/>
      <text:p text:style-name="P28">%=AnneeDecompte=% - %=NumDecisionDecompte=% %=DateDecisionDecompte=%<text:tab/><text:tab/><text:tab/><text:tab/><text:tab/><text:tab/><text:tab/><text:page-number text:select-page="current">2</text:page-number></text:p>
      <text:p text:style-name="P9">%=NumNssDecompte=%<text:tab/>%=RequerantDecompte=% %=DateNaissanceDecompte=%</text:p>
      <table:table table:name="tableauDecompteFactureMaladiePerseus" table:style-name="tableauDecompteFactureMaladiePerseus">
        <table:table-column table:style-name="tableauDecompteFactureMaladiePerseus.A"/>
        <table:table-column table:style-name="tableauDecompteFactureMaladiePerseus.B"/>
        <table:table-column table:style-name="tableauDecompteFactureMaladiePerseus.C"/>
        <table:table-column table:style-name="tableauDecompteFactureMaladiePerseus.D"/>
        <table:table-row table:style-name="tableauDecompteFactureMaladiePerseus.1">
          <table:table-cell table:style-name="tableauDecompteFactureMaladiePerseus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auDecompteFactureMaladiePerseus.1">
          <table:table-cell table:style-name="tableauDecompteFactureMaladiePerseus.A2" office:value-type="string">
            <text:p text:style-name="P8">%{typeLigneZero}%%=TitreDecomptePrestation=%</text:p>
          </table:table-cell>
          <table:table-cell table:style-name="tableauDecompteFactureMaladiePerseus.B2" office:value-type="string">
            <text:p text:style-name="P29">%=TitreMontantDemande=%</text:p>
          </table:table-cell>
          <table:table-cell table:style-name="tableauDecompteFactureMaladiePerseus.B2" office:value-type="string">
            <text:p text:style-name="P29">%=TitreMontantNonReconnu=%</text:p>
          </table:table-cell>
          <table:table-cell table:style-name="tableauDecompteFactureMaladiePerseus.D2" office:value-type="string">
            <text:p text:style-name="P30">%=TitreMontantAdmis=%</text:p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17">%{typeLigneUne}%%=SujetPrestation=%</text:p>
          </table:table-cell>
          <table:table-cell table:style-name="tableauDecompteFactureMaladiePerseus.B3" office:value-type="string">
            <text:p text:style-name="P17"/>
          </table:table-cell>
          <table:table-cell table:style-name="tableauDecompteFactureMaladiePerseus.B3" office:value-type="string">
            <text:p text:style-name="P17"/>
          </table:table-cell>
          <table:table-cell table:style-name="tableauDecompteFactureMaladiePerseus.D3" office:value-type="string">
            <text:p text:style-name="P17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17">%{typeLigneDeux}%%=DateFacturePrestation=%</text:p>
          </table:table-cell>
          <table:table-cell table:style-name="tableauDecompteFactureMaladiePerseus.B3" office:value-type="string">
            <text:p text:style-name="P18">%=MontantDemandePeriodeRFM=%</text:p>
          </table:table-cell>
          <table:table-cell table:style-name="tableauDecompteFactureMaladiePerseus.B3" office:value-type="string">
            <text:p text:style-name="P17"/>
          </table:table-cell>
          <table:table-cell table:style-name="tableauDecompteFactureMaladiePerseus.D3" office:value-type="string">
            <text:p text:style-name="P17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17">%{typeLigneTrois}%%=BeneficiairePrestation=%</text:p>
          </table:table-cell>
          <table:table-cell table:style-name="tableauDecompteFactureMaladiePerseus.B3" office:value-type="string">
            <text:p text:style-name="P17"/>
          </table:table-cell>
          <table:table-cell table:style-name="tableauDecompteFactureMaladiePerseus.B3" office:value-type="string">
            <text:p text:style-name="P17"/>
          </table:table-cell>
          <table:table-cell table:style-name="tableauDecompteFactureMaladiePerseus.D3" office:value-type="string">
            <text:p text:style-name="P17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17">%{typeLigneQuatre}%%=AyantDroitConcerne=%</text:p>
          </table:table-cell>
          <table:table-cell table:style-name="tableauDecompteFactureMaladiePerseus.B3" office:value-type="string">
            <text:p text:style-name="P17"/>
          </table:table-cell>
          <table:table-cell table:style-name="tableauDecompteFactureMaladiePerseus.B3" office:value-type="string">
            <text:p text:style-name="P17"/>
          </table:table-cell>
          <table:table-cell table:style-name="tableauDecompteFactureMaladiePerseus.D3" office:value-type="string">
            <text:p text:style-name="P17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17">%{typeLigneCinq}%%=PeriodePrestation=%</text:p>
          </table:table-cell>
          <table:table-cell table:style-name="tableauDecompteFactureMaladiePerseus.B3" office:value-type="string">
            <text:p text:style-name="P19"/>
          </table:table-cell>
          <table:table-cell table:style-name="tableauDecompteFactureMaladiePerseus.B3" office:value-type="string">
            <text:p text:style-name="P19"/>
          </table:table-cell>
          <table:table-cell table:style-name="tableauDecompteFactureMaladiePerseus.D3" office:value-type="string">
            <text:p text:style-name="P25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17">%{typeLigneSix}%%=DetailPrestation=%</text:p>
          </table:table-cell>
          <table:table-cell table:style-name="tableauDecompteFactureMaladiePerseus.B3" office:value-type="string">
            <text:p text:style-name="P17"/>
          </table:table-cell>
          <table:table-cell table:style-name="tableauDecompteFactureMaladiePerseus.B3" office:value-type="string">
            <text:p text:style-name="P18">%=MontantNonReconnuPeriodeRFM=%</text:p>
          </table:table-cell>
          <table:table-cell table:style-name="tableauDecompteFactureMaladiePerseus.D3" office:value-type="string">
            <text:p text:style-name="P24"/>
          </table:table-cell>
        </table:table-row>
        <table:table-row table:style-name="tableauDecompteFactureMaladiePerseus.1">
          <table:table-cell table:style-name="tableauDecompteFactureMaladiePerseus.A9" office:value-type="string">
            <text:p text:style-name="P20">%{typeLigneSept}%%=TexteMontantTotal=%</text:p>
          </table:table-cell>
          <table:table-cell table:style-name="tableauDecompteFactureMaladiePerseus.B9" office:value-type="string">
            <text:p text:style-name="P20"/>
          </table:table-cell>
          <table:table-cell table:style-name="tableauDecompteFactureMaladiePerseus.B9" office:value-type="string">
            <text:p text:style-name="P21"/>
          </table:table-cell>
          <table:table-cell table:style-name="tableauDecompteFactureMaladiePerseus.D9" office:value-type="string">
            <text:p text:style-name="P22">%=MontantTotal=%</text:p>
          </table:table-cell>
        </table:table-row>
        <table:table-row table:style-name="tableauDecompteFactureMaladiePerseus.1">
          <table:table-cell table:style-name="tableauDecompteFactureMaladiePerseus.A10" office:value-type="string">
            <text:p text:style-name="P14">%{ligneAdressePaiement}%%=AdressePaiement=%</text:p>
          </table:table-cell>
          <table:table-cell table:style-name="tableauDecompteFactureMaladiePerseus.B10" office:value-type="string">
            <text:p text:style-name="P20"/>
          </table:table-cell>
          <table:table-cell table:style-name="tableauDecompteFactureMaladiePerseus.B10" office:value-type="string">
            <text:p text:style-name="P21"/>
          </table:table-cell>
          <table:table-cell table:style-name="tableauDecompteFactureMaladiePerseus.D10" office:value-type="string">
            <text:p text:style-name="P22"/>
          </table:table-cell>
        </table:table-row>
        <table:table-row table:style-name="tableauDecompteFactureMaladiePerseus.1">
          <table:table-cell table:style-name="tableauDecompteFactureMaladiePerseus.A11" office:value-type="string">
            <text:p text:style-name="P20">%{typeLigneHuit}%%=TexteMontantTotalACharge=%</text:p>
          </table:table-cell>
          <table:table-cell table:style-name="tableauDecompteFactureMaladiePerseus.B11" office:value-type="string">
            <text:p text:style-name="P20"/>
          </table:table-cell>
          <table:table-cell table:style-name="tableauDecompteFactureMaladiePerseus.B11" office:value-type="string">
            <text:p text:style-name="P20"/>
          </table:table-cell>
          <table:table-cell table:style-name="tableauDecompteFactureMaladiePerseus.D11" office:value-type="string">
            <text:p text:style-name="P22">%=MontantTotalACharge=%</text:p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17">%{typeLigneNeuf}%- %=TexteDepassementQuotite=%</text:p>
          </table:table-cell>
          <table:table-cell table:style-name="tableauDecompteFactureMaladiePerseus.B12" office:value-type="string">
            <text:p text:style-name="P17"/>
          </table:table-cell>
          <table:table-cell table:style-name="tableauDecompteFactureMaladiePerseus.B12" office:value-type="string">
            <text:p text:style-name="P17"/>
          </table:table-cell>
          <table:table-cell table:style-name="tableauDecompteFactureMaladiePerseus.D12" office:value-type="string">
            <text:p text:style-name="P18">%=MontantTotalQuotite=%</text:p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17">%{typeLigneDix}%- %=TexteExcedantRevenus=%</text:p>
          </table:table-cell>
          <table:table-cell table:style-name="tableauDecompteFactureMaladiePerseus.B12" office:value-type="string">
            <text:p text:style-name="P17"/>
          </table:table-cell>
          <table:table-cell table:style-name="tableauDecompteFactureMaladiePerseus.B12" office:value-type="string">
            <text:p text:style-name="P18">%=MontantTotalExcedant=%</text:p>
          </table:table-cell>
          <table:table-cell table:style-name="tableauDecompteFactureMaladiePerseus.D12" office:value-type="string">
            <text:p text:style-name="P18"/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20">%{typeLigneOnze}%%=TexteMontantARembourserRFM=%</text:p>
          </table:table-cell>
          <table:table-cell table:style-name="tableauDecompteFactureMaladiePerseus.B12" office:value-type="string">
            <text:p text:style-name="P20"/>
          </table:table-cell>
          <table:table-cell table:style-name="tableauDecompteFactureMaladiePerseus.B12" office:value-type="string">
            <text:p text:style-name="P20"/>
          </table:table-cell>
          <table:table-cell table:style-name="tableauDecompteFactureMaladiePerseus.D12" office:value-type="string">
            <text:p text:style-name="P22">%=MontantARembourserRFM=%</text:p>
          </table:table-cell>
        </table:table-row>
        <table:table-row table:style-name="tableauDecompteFactureMaladiePerseus.1">
          <table:table-cell table:style-name="tableauDecompteFactureMaladiePerseus.A15" office:value-type="string">
            <text:p text:style-name="P20">%{typeLigneDouze}%%=TexteMontantTotalARembourser=%</text:p>
          </table:table-cell>
          <table:table-cell table:style-name="tableauDecompteFactureMaladiePerseus.B15" office:value-type="string">
            <text:p text:style-name="P20"/>
          </table:table-cell>
          <table:table-cell table:style-name="tableauDecompteFactureMaladiePerseus.B15" office:value-type="string">
            <text:p text:style-name="P20"/>
          </table:table-cell>
          <table:table-cell table:style-name="tableauDecompteFactureMaladiePerseus.D15" office:value-type="string">
            <text:p text:style-name="P31">%=MontantARembourser=%</text:p>
          </table:table-cell>
        </table:table-row>
      </table:table>
      <text:p text:style-name="P8"/>
      <text:p text:style-name="P8">%=RemarqueVersement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padding="0cm" fo:border-left="none" fo:border-right="none" fo:border-top="0.018cm solid #000000" fo:border-bottom="none" style:shadow="none"/>
      <style:text-properties style:font-name="Arial" fo:font-size="9pt" style:font-size-asian="9pt" style:font-size-complex="9pt"/>
    </style:style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%=TexteNbrPage=% <text:page-count>2</text:page-count> %=SuiteTexteNbrPage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01-05T16:37:25</dc:date>
    <meta:printed-by>Mike Boillat</meta:printed-by>
    <meta:print-date>2011-08-24T09:50:41</meta:print-date>
    <meta:editing-cycles>103</meta:editing-cycles>
    <meta:editing-duration>PT10H54M5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50" meta:word-count="74" meta:character-count="1447"/>
  </office:meta>
</office:document-meta>
</file>